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M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F</text:p>
          </table:table-cell>
        </table:table-row>
      </table:table>
      <table:table table:name="Modu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&amp;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Management</text:p>
          </table:table-cell>
        </table:table-row>
      </table:table>
      <table:table table:name="System Are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ule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4.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eight Invoicing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TS</text:p>
          </table:table-cell>
        </table:table-row>
      </table:table>
      <table:table table:name="Key Ac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ystemArea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t Engine Run</text:p>
          </table:table-cell>
          <table:table-cell office:value-type="string" calcext:value-type="string">
            <text:p>Start an Engine R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eate Invoice</text:p>
          </table:table-cell>
          <table:table-cell office:value-type="string" calcext:value-type="string">
            <text:p>Create a Freight Inv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eate RTS</text:p>
          </table:table-cell>
          <table:table-cell office:value-type="string" calcext:value-type="string">
            <text:p>Create an RT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put Parame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eyAction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ameter S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Fil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pment Fil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00:36:56.524021086</meta:creation-date>
    <dc:date>2015-11-21T00:40:19.423055765</dc:date>
    <meta:editing-duration>P0D</meta:editing-duration>
    <meta:editing-cycles>1</meta:editing-cycles>
    <meta:generator>LibreOffice/4.2.8.2$Linux_X86_64 LibreOffice_project/420m0$Build-2</meta:generator>
    <meta:document-statistic meta:table-count="5" meta:cell-count="64" meta:object-count="0"/>
  </office:meta>
</office:document-meta>
</file>